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7000002AE114ED1EE106EB972.png" manifest:media-type="image/png"/>
  <manifest:file-entry manifest:full-path="Pictures/10000000000003410000029C39E4BC1458A57737.png" manifest:media-type="image/png"/>
  <manifest:file-entry manifest:full-path="Pictures/10000000000003190000021304C9E6157D83B2C2.png" manifest:media-type="image/png"/>
  <manifest:file-entry manifest:full-path="Pictures/1000000000000353000001D6C0E480D88B69FBE9.png" manifest:media-type="image/png"/>
  <manifest:file-entry manifest:full-path="Pictures/100000000000033A000001F86F21322AF8D2F87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35d6" officeooo:paragraph-rsid="001835d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000123</text:p>
      <text:p text:style-name="P1">R. G. P. Arunashantha</text:p>
      <text:p text:style-name="P1">Tutorial 1</text:p>
      <text:p text:style-name="P1"/>
      <text:p text:style-name="P1">1.</text:p>
      <text:p text:style-name="P1"><draw:frame draw:style-name="fr3" draw:name="Image1" text:anchor-type="char" svg:width="17cm" svg:height="10.372cm" draw:z-index="0"><draw:image xlink:href="Pictures/100000000000033A000001F86F21322AF8D2F871.png" xlink:type="simple" xlink:show="embed" xlink:actuate="onLoad" draw:mime-type="image/png"/></draw:frame></text:p>
      <text:p text:style-name="P1"/>
      <text:p text:style-name="P1">2.</text:p>
      <text:p text:style-name="P1"><draw:frame draw:style-name="fr3" draw:name="Image2" text:anchor-type="char" svg:width="17cm" svg:height="9.389cm" draw:z-index="1"><draw:image xlink:href="Pictures/1000000000000353000001D6C0E480D88B69FBE9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3.</text:p>
      <text:p text:style-name="P1"><draw:frame draw:style-name="fr3" draw:name="Image3" text:anchor-type="char" svg:width="17cm" svg:height="11.382cm" draw:z-index="2"><draw:image xlink:href="Pictures/10000000000003190000021304C9E6157D83B2C2.png" xlink:type="simple" xlink:show="embed" xlink:actuate="onLoad" draw:mime-type="image/png"/></draw:frame></text:p>
      <text:p text:style-name="P1"/>
      <text:p text:style-name="P1">4.<draw:frame draw:style-name="fr2" draw:name="Image4" text:anchor-type="char" svg:x="0.106cm" svg:y="0.554cm" svg:width="17cm" svg:height="13.631cm" draw:z-index="3"><draw:image xlink:href="Pictures/10000000000003410000029C39E4BC1458A57737.png" xlink:type="simple" xlink:show="embed" xlink:actuate="onLoad" draw:mime-type="image/png"/></draw:frame></text:p>
      <text:p text:style-name="P1"><text:soft-page-break/>5.</text:p>
      <text:p text:style-name="P1"><draw:frame draw:style-name="fr1" draw:name="Image5" text:anchor-type="char" svg:width="18.657cm" svg:height="12.146cm" draw:z-index="4"><draw:image xlink:href="Pictures/1000000000000547000002AE114ED1EE106EB9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22:52:11.132871603</dc:date>
    <meta:editing-duration>PT6M43S</meta:editing-duration>
    <meta:editing-cycles>2</meta:editing-cycles>
    <meta:generator>LibreOffice/7.4.6.2$Linux_X86_64 LibreOffice_project/40$Build-2</meta:generator>
    <meta:document-statistic meta:table-count="0" meta:image-count="5" meta:object-count="0" meta:page-count="3" meta:paragraph-count="8" meta:word-count="12" meta:character-count="49" meta:non-whitespace-character-count="45"/>
  </office:meta>
</office:document-meta>
</file>